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2021BB601EC87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6.997cm, 15.597cm, 3.425cm, 8.749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61cm" svg:height="12.3cm" svg:x="7.4cm" svg:y="3.9cm">
          <draw:image xlink:href="Pictures/10000000000005560000030002021BB601EC87E1.png" xlink:type="simple" xlink:show="embed" xlink:actuate="onLoad">
            <text:p/>
          </draw:image>
        </draw:frame>
        <draw:custom-shape draw:style-name="gr2" draw:text-style-name="P2" draw:layer="layout" svg:width="1.1cm" svg:height="0.6cm" svg:x="7.3cm" svg:y="4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1cm" svg:height="0.6cm" svg:x="7.3cm" svg:y="9.9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cm" svg:height="1cm" svg:x="7.5cm" svg:y="3.9cm">
          <draw:text-box>
            <text:p>A</text:p>
          </draw:text-box>
        </draw:frame>
        <draw:frame draw:style-name="gr3" draw:text-style-name="P3" draw:layer="layout" svg:width="1cm" svg:height="1cm" svg:x="7.5cm" svg:y="9.6cm">
          <draw:text-box>
            <text:p>B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1T20:50:28.556000000</meta:creation-date>
    <dc:date>2016-10-11T20:52:04.353000000</dc:date>
    <meta:editing-duration>PT1M36S</meta:editing-duration>
    <meta:editing-cycles>1</meta:editing-cycles>
    <meta:document-statistic meta:object-count="5"/>
    <meta:generator>LibreOffice/5.1.5.2$Windows_x86 LibreOffice_project/7a864d8825610a8c07cfc3bc01dd4fce6a9447e5</meta:generator>
  </office:meta>
</office:document-meta>
</file>